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normal" officeooo:rsid="000a12d5" officeooo:paragraph-rsid="000a12d5" style:font-size-asian="17.5pt" style:font-weight-asian="normal" style:font-size-complex="20pt" style:font-weight-complex="normal"/>
    </style:style>
    <style:style style:name="P2" style:family="paragraph" style:parent-style-name="Standard">
      <style:paragraph-properties fo:text-align="start" style:justify-single-word="false"/>
      <style:text-properties fo:font-size="12pt" fo:font-weight="normal" officeooo:rsid="000a12d5" officeooo:paragraph-rsid="000a12d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officeooo:rsid="000a12d5" officeooo:paragraph-rsid="000a12d5" style:font-size-asian="10.5pt" style:font-weight-asian="bold" style:font-size-complex="12pt" style:font-weight-complex="bold"/>
    </style:style>
    <style:style style:name="P4" style:family="paragraph" style:parent-style-name="Standard">
      <style:paragraph-properties fo:text-align="start" style:justify-single-word="false"/>
      <style:text-properties officeooo:paragraph-rsid="000a12d5"/>
    </style:style>
    <style:style style:name="T1" style:family="text">
      <style:text-properties officeooo:rsid="000a12d5"/>
    </style:style>
    <style:style style:name="T2" style:family="text">
      <style:text-properties fo:font-size="12pt" fo:font-weight="normal" officeooo:rsid="000a12d5" style:font-size-asian="10.5pt" style:font-weight-asian="normal" style:font-size-complex="12pt" style:font-weight-complex="normal"/>
    </style:style>
    <style:style style:name="T3" style:family="text">
      <style:text-properties fo:font-size="12pt" fo:font-weight="bold" officeooo:rsid="000a12d5" style:font-size-asian="10.5pt" style:font-weight-asian="bold" style:font-size-complex="12pt"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0a12d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8</text:p>
      <text:p text:style-name="P1"/>
      <text:p text:style-name="P3">1. Investiga que es el sistema RGB y cuántos sistemas alternativos existen.</text:p>
      <text:p text:style-name="P2"/>
      <text:p text:style-name="P2">RGB es un modelo de color, con el que es posible representar un color mediante la mezcla por adición de los tres colores primarios. El modelo de color RGB no define por sí mismo lo que significa exactamente rojo, verde o azul, por lo que los mismos valores RGB pueden mostrar colores notablemente diferentes en distintos dispositivos que usen este modelo de color. Aunque utilicen un mismo modelo de color, sus espacios de color pueden variar considerablemente. </text:p>
      <text:p text:style-name="P2">Sistemas alternativos:</text:p>
      <text:p text:style-name="P2"/>
      <text:p text:style-name="P2"><text:span text:style-name="T5">- CMYK:</text:span> Se utiliza en la impresión</text:p>
      <text:p text:style-name="P2"><text:span text:style-name="T5">- HSV: </text:span>Aplicaciones de edición de gráficos</text:p>
      <text:p text:style-name="P2"><text:span text:style-name="T5">- HSL:</text:span> Edición de imágenes y diseño web</text:p>
      <text:p text:style-name="P2"><text:span text:style-name="T5">- Lab:</text:span> Se usa en fotografía</text:p>
      <text:p text:style-name="P2"><text:span text:style-name="T5">- YUV:</text:span> Codificación de señales de vídeo</text:p>
      <text:p text:style-name="P4"><text:span text:style-name="T3">- XYZ:</text:span><text:span text:style-name="T2"> </text:span><text:span text:style-name="Strong_20_Emphasis"><text:span text:style-name="T4">Referencia estándar</text:span></text:span> para definir colores</text:p>
      <text:p text:style-name="P4"><text:span text:style-name="T5">- </text:span><text:span text:style-name="T6">YIQ:</text:span><text:span text:style-name="T1"> Utilizado en el sistema de televisión NTSC</text:span></text:p>
      <text:p text:style-name="P4"><text:span text:style-name="T5">- </text:span><text:span text:style-name="T6">YcbCR:</text:span><text:span text:style-name="T1"> Se utiliza en comprensión de vídeo</text:span></text:p>
      <text:p text:style-name="P4"><text:span text:style-name="T5">- </text:span><text:span text:style-name="T6">HWB:</text:span><text:span text:style-name="T1"> Selección y ajuste de color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4T12:48:30.422000000</meta:creation-date>
    <dc:date>2024-10-04T12:57:21.234000000</dc:date>
    <meta:editing-duration>PT8M51S</meta:editing-duration>
    <meta:editing-cycles>1</meta:editing-cycles>
    <meta:document-statistic meta:table-count="0" meta:image-count="0" meta:object-count="0" meta:page-count="1" meta:paragraph-count="13" meta:word-count="159" meta:character-count="926" meta:non-whitespace-character-count="779"/>
    <meta:generator>LibreOffice/7.6.1.2$Windows_X86_64 LibreOffice_project/f5defcebd022c5bc36bbb79be232cb6926d8f674</meta:generator>
  </office:meta>
</office:document-meta>
</file>